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33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File</text:p>
          </table:table-cell>
          <table:table-cell table:style-name="ce3" office:value-type="string">
            <text:p>Status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<text:a xlink:href="../emails/102912%20-%20Background%20Artifacts.xps">C:\working\SIL\MSEA\Src\documentation\emails\102912 - Background Artifacts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02912%20-%20Gloss%20Segment%20Design%20Change.xps">C:\working\SIL\MSEA\Src\documentation\emails\102912 - Gloss Segment Design Change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02912%20-%20Split%20File%20Work.xps">C:\working\SIL\MSEA\Src\documentation\emails\102912 - Split File Work.xps</text:a></text:p>
          </table:table-cell>
          <table:table-cell office:value-type="percentage" office:value="0.5">
            <text:p>5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03012%20-%20New%20Export%20Option.xps">C:\working\SIL\MSEA\Src\documentation\emails\103012 - New Export Option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03112%20-%20Transcription%20Alignment%20Bug.xps">C:\working\SIL\MSEA\Src\documentation\emails\103112 - Transcription Alignment Bug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03112%20-%20Transcription%20Alignment%20Selection.xps">C:\working\SIL\MSEA\Src\documentation\emails\103112 - Transcription Alignment Selection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112%20-%20Caption%20Bar%20Bugs.xps">C:\working\SIL\MSEA\Src\documentation\emails\110112 - Caption Bar Bugs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112%20-%20Fw%20Gloss%20Transcription%20Bug.xps">C:\working\SIL\MSEA\Src\documentation\emails\110112 - Fw Gloss Transcription Bug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112%20-%20Player%20Bug.xps">C:\working\SIL\MSEA\Src\documentation\emails\110112 - Player Bug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112%20-%20Segment%20Editing.xps">C:\working\SIL\MSEA\Src\documentation\emails\110112 - Segment Editing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212%20-%20Copy%20Transcription.xps">C:\working\SIL\MSEA\Src\documentation\emails\110212 - Copy Transcription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212%20-%20Formant%20Chart%20Properties.xps">C:\working\SIL\MSEA\Src\documentation\emails\110212 - Formant Chart Properties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312%20-%20Re%20Split%20File%20Work.xps">C:\working\SIL\MSEA\Src\documentation\emails\110312 - Re Split File Work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512%20-%20A%20Useful%20Wordlist.xps">C:\working\SIL\MSEA\Src\documentation\emails\110512 - A Useful Wordlist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512%20-%20Cursor%20Size.xps">C:\working\SIL\MSEA\Src\documentation\emails\110512 - Cursor Size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512%20-%20Gloss%20Data%20Remove.xps">C:\working\SIL\MSEA\Src\documentation\emails\110512 - Gloss Data Remove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512%20-%20Re%20sa.3.0.1.14.xps">C:\working\SIL\MSEA\Src\documentation\emails\110512 - Re sa.3.0.1.14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512%20-%20Ref%20Bug%20Update.xps">C:\working\SIL\MSEA\Src\documentation\emails\110512 - Ref Bug Update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512%20-%20Ref%20Bug.xps">C:\working\SIL\MSEA\Src\documentation\emails\110512 - Ref Bug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512%20-%20Reference%20Data%20Revision.xps">C:\working\SIL\MSEA\Src\documentation\emails\110512 - Reference Data Revision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512%20-%20Reference%20Data.xps">C:\working\SIL\MSEA\Src\documentation\emails\110512 - Reference Data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512%20-%20Split%20File%20Dialog%20Box.xps">C:\working\SIL\MSEA\Src\documentation\emails\110512 - Split File Dialog Box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512%20-%20The%20Locate%20Options.xps">C:\working\SIL\MSEA\Src\documentation\emails\110512 - The Locate Options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512%20-%20Wordlist%20alignment.xps">C:\working\SIL\MSEA\Src\documentation\emails\110512 - Wordlist alignment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612%20-%20Gloss%20Data%20Alignment.xps">C:\working\SIL\MSEA\Src\documentation\emails\110612 - Gloss Data Alignment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1" office:value-type="string">
            <text:p>Done</text:p>
          </table:table-cell>
          <table:table-cell table:style-name="ce3"/>
          <table:table-cell table:style-name="ce1" table:number-columns-repeated="1021"/>
        </table:table-row>
        <table:table-row table:style-name="ro2">
          <table:table-cell/>
          <table:table-cell office:value-type="string">
            <text:p><text:a xlink:href="../emails/102912%20-%20Gloss%20Transcription%20Bug.xps">C:\working\SIL\MSEA\Src\documentation\emails\102912 - Gloss Transcription Bug.xps</text:a></text:p>
          </table:table-cell>
          <table:table-cell office:value-type="percentage" office:value="1">
            <text:p>100%</text:p>
          </table:table-cell>
          <table:table-cell office:value-type="float" office:value="1.14">
            <text:p>1.14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<text:a xlink:href="../emails/102912%20-%20Split%20File%20Work%202.xps">C:\working\SIL\MSEA\Src\documentation\emails\102912 - Split File Work 2.xps</text:a></text:p>
          </table:table-cell>
          <table:table-cell office:value-type="percentage" office:value="1">
            <text:p>100%</text:p>
          </table:table-cell>
          <table:table-cell office:value-type="float" office:value="1.14">
            <text:p>1.14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<text:a xlink:href="../emails/103112%20-%20Re%20SA%203.0.1.13.xps">C:\working\SIL\MSEA\Src\documentation\emails\103112 - Re SA 3.0.1.13.xps</text:a></text:p>
          </table:table-cell>
          <table:table-cell office:value-type="percentage" office:value="1">
            <text:p>100%</text:p>
          </table:table-cell>
          <table:table-cell office:value-type="float" office:value="1.14">
            <text:p>1.14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<text:a xlink:href="../emails/103112%20-%20Transcription%20Alignment%20Dialog%20Box%20Text.xps">C:\working\SIL\MSEA\Src\documentation\emails\103112 - Transcription Alignment Dialog Box Text.xps</text:a></text:p>
          </table:table-cell>
          <table:table-cell office:value-type="percentage" office:value="1">
            <text:p>100%</text:p>
          </table:table-cell>
          <table:table-cell office:value-type="float" office:value="1.14">
            <text:p>1.14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<text:a xlink:href="../emails/110512%20-%20Minor%20Text%20Errors.xps">C:\working\SIL\MSEA\Src\documentation\emails\110512 - Minor Text Errors.xps</text:a></text:p>
          </table:table-cell>
          <table:table-cell office:value-type="percentage" office:value="1">
            <text:p>100%</text:p>
          </table:table-cell>
          <table:table-cell office:value-type="float" office:value="1.15">
            <text:p>1.1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Information</text:p>
          </table:table-cell>
          <table:table-cell table:style-name="ce3"/>
          <table:table-cell table:style-name="ce1" table:number-columns-repeated="1021"/>
        </table:table-row>
        <table:table-row table:style-name="ro2">
          <table:table-cell/>
          <table:table-cell office:value-type="string">
            <text:p><text:a xlink:href="../emails/103112%20-%20Work%20on%20SA.xps">C:\working\SIL\MSEA\Src\documentation\emails\103112 - Work on SA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emails/110612%20-%20MSEA%20436%20Wordlist.xps">C:\working\SIL\MSEA\Src\documentation\emails\110612 - MSEA 436 Wordlist.xps</text:a></text:p>
          </table:table-cell>
          <table:table-cell office:value-type="percentage" office:value="0">
            <text:p>0%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6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7">11/07/2012</text:date>, <text:time>21:3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7T21:37:40.45</dc:date>
    <dc:creator>Kent Gorham</dc:creator>
    <meta:generator>OpenOffice.org/3.4.1$Win32 OpenOffice.org_project/341m1$Build-9593</meta:generator>
    <meta:editing-duration>PT19M24S</meta:editing-duration>
    <meta:editing-cycles>6</meta:editing-cycles>
    <meta:document-statistic meta:table-count="1" meta:cell-count="73" meta:object-count="0"/>
  </office:meta>
</office:document-meta>
</file>